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76.71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0.87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108.66mm"/>
    </style:style>
    <style:style style:name="co9" style:family="table-column">
      <style:table-column-properties fo:break-before="auto" style:column-width="22.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acronyme</text:p>
          </table:table-cell>
          <table:table-cell table:style-name="ce1" office:value-type="string" calcext:value-type="string">
            <text:p>total</text:p>
          </table:table-cell>
          <table:table-cell table:style-name="ce6" office:value-type="string" calcext:value-type="string">
            <text:p>in cerberus official schema</text:p>
          </table:table-cell>
          <table:table-cell table:style-name="ce6" office:value-type="string" calcext:value-type="string">
            <text:p>standard table</text:p>
          </table:table-cell>
          <table:table-cell table:style-name="ce6" office:value-type="string" calcext:value-type="string">
            <text:p>TODO</text:p>
          </table:table-cell>
          <table:table-cell table:style-name="ce6" office:value-type="string" calcext:value-type="string">
            <text:p>method rename</text:p>
          </table:table-cell>
          <table:table-cell table:style-name="ce9" office:value-type="string" calcext:value-type="string">
            <text:p>method refactor</text:p>
            <text:p>No more _Deprecated</text:p>
          </table:table-cell>
          <table:table-cell table:style-name="ce9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RunTest.jsp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Still to clean old methods. [vertigo17] waiting for GUI refa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corentindm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office:value-type="string" calcext:value-type="string">
            <text:p>cp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office:value-type="string" calcext:value-type="string">
            <text:p>tb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office:value-type="string" calcext:value-type="string">
            <text:p>tb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office:value-type="string" calcext:value-type="string">
            <text:p>so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office:value-type="string" calcext:value-type="string">
            <text:p>td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3"/>
          <table:table-cell table:style-name="ce1" table:formula="of:=SUM([.D2:.D69])" office:value-type="float" office:value="68" calcext:value-type="float">
            <text:p>68</text:p>
          </table:table-cell>
          <table:table-cell table:style-name="ce1" table:formula="of:=SUM([.E2:.E69])" office:value-type="float" office:value="58" calcext:value-type="float">
            <text:p>58</text:p>
          </table:table-cell>
          <table:table-cell table:style-name="ce1" table:formula="of:=SUM([.F2:.F69])" office:value-type="float" office:value="54" calcext:value-type="float">
            <text:p>54</text:p>
          </table:table-cell>
          <table:table-cell table:style-name="ce1" table:formula="of:=SUM([.G2:.G69])" office:value-type="float" office:value="52" calcext:value-type="float">
            <text:p>52</text:p>
          </table:table-cell>
          <table:table-cell table:style-name="ce1" table:formula="of:=SUM([.H2:.H69])" office:value-type="float" office:value="22" calcext:value-type="float">
            <text:p>22</text:p>
          </table:table-cell>
          <table:table-cell table:style-name="ce1" table:formula="of:=SUM([.I2:.I69])" office:value-type="float" office:value="22" calcext:value-type="float">
            <text:p>22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ce3"/>
          <table:table-cell table:style-name="Default" table:number-columns-repeated="4"/>
          <table:table-cell table:style-name="ce8" table:formula="of:=[.H71]/[.G71]" office:value-type="percentage" office:value="0.423076923076923" calcext:value-type="percentage">
            <text:p>42%</text:p>
          </table:table-cell>
          <table:table-cell table:style-name="ce8" table:formula="of:=[.I71]/[.G71]" office:value-type="percentage" office:value="0.423076923076923" calcext:value-type="percentage">
            <text:p>42%</text:p>
          </table:table-cell>
          <table:table-cell table:number-columns-repeated="4"/>
        </table:table-row>
      </table:table>
      <table:table table:name="pages" table:style-name="ta1">
        <table:table-column table:style-name="co11" table:default-cell-style-name="Default"/>
        <table:table-column table:style-name="co12" table:default-cell-style-name="ce2"/>
        <table:table-column table:style-name="co10" table:default-cell-style-name="ce5"/>
        <table:table-column table:style-name="co13" table:default-cell-style-name="ce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9" office:value-type="string" calcext:value-type="string">
            <text:p>screen refactor</text:p>
          </table:table-cell>
          <table:table-cell table:style-name="ce9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afnoguei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Invaria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14" calcext:value-type="float">
            <text:p>14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1" table:formula="of:=[.D38]/[.C38]" office:value-type="percentage" office:value="0.388888888888889" calcext:value-type="percentage">
            <text:p>39%</text:p>
          </table:table-cell>
          <table:table-cell table:style-name="ce8" table:number-columns-repeated="2"/>
        </table:table-row>
      </table:table>
      <table:named-expressions>
        <table:named-range table:name="menu" table:base-cell-address="$pages.$A$10" table:cell-range-address="$pages.$A$27"/>
      </table:named-expressions>
      <table:database-ranges>
        <table:database-range table:name="__Anonymous_Sheet_DB__0" table:target-range-address="objects.A1:objects.J69">
          <table:sort>
            <table:sort-by table:field-number="0" table:data-type="automatic"/>
          </table:sort>
        </table:database-range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0:45:44.64414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6-08-18T14:08:00.210014686</dc:date>
    <meta:editing-duration>PT21H53M22S</meta:editing-duration>
    <meta:editing-cycles>45</meta:editing-cycles>
    <meta:generator>LibreOffice/5.0.6.2$Linux_X86_64 LibreOffice_project/00m0$Build-2</meta:generator>
    <meta:document-statistic meta:table-count="2" meta:cell-count="680" meta:object-count="0"/>
  </office:meta>
</office:document-meta>
</file>